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break-before="colum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ampire Death Dealer Abilities</text:p>
      <text:p text:style-name="P1">Level 1-5 Cantrips:</text:p>
      <text:p text:style-name="P3">Transfusion</text:p>
      <text:p text:style-name="P4">Range: 30 feet</text:p>
      <text:p text:style-name="P4">Action: 1 action</text:p>
      <text:p text:style-name="P4">Duration: Instant</text:p>
      <text:p text:style-name="P4">Description: Siphon out a small amount of an enemy's blood to yourself. On hit, roll a 1d6 for damage and heal half of it.</text:p>
      <text:p text:style-name="P4"/>
      <text:p text:style-name="P3">Cantrip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Cantrip</text:p>
      <text:p text:style-name="P4">Range: </text:p>
      <text:p text:style-name="P4">Action: </text:p>
      <text:p text:style-name="P4">Duration: </text:p>
      <text:p text:style-name="P4">Description: </text:p>
      <text:p text:style-name="P4"/>
      <text:p text:style-name="P3">Cantrip</text:p>
      <text:p text:style-name="P4">Range: </text:p>
      <text:p text:style-name="P4">Action: </text:p>
      <text:p text:style-name="P4">Duration: </text:p>
      <text:p text:style-name="P4">Description: </text:p>
      <text:p text:style-name="P4"/>
      <text:p text:style-name="P3">Cantrip</text:p>
      <text:p text:style-name="P4">Range: </text:p>
      <text:p text:style-name="P4">Action: </text:p>
      <text:p text:style-name="P4">Duration: </text:p>
      <text:p text:style-name="P4">Description: </text:p>
      <text:p text:style-name="P4"><text:span text:style-name="T1"/></text:p>
      <text:p text:style-name="P6"><text:span text:style-name="T1">Level 1-5 Powers:</text:span></text:p>
      <text:p text:style-name="P3">Feed</text:p>
      <text:p text:style-name="P4">Range: touch </text:p>
      <text:p text:style-name="P4">Action: 1 action</text:p>
      <text:p text:style-name="P4">Duration: Instant</text:p>
      <text:p text:style-name="P4">Description: You drink the blood of a dead creature. Regain 2 health. Usable only once during or after each combat. (This creature cannot have already been feasted on by another player)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4"/>
      <text:p text:style-name="P5">Level 6-10 Cantrips:</text:p>
      <text:p text:style-name="P3">Cantrip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Cantrip</text:p>
      <text:p text:style-name="P4">Range: </text:p>
      <text:p text:style-name="P4">Action: </text:p>
      <text:p text:style-name="P4">Duration: </text:p>
      <text:p text:style-name="P4">Description: </text:p>
      <text:p text:style-name="P4"/>
      <text:p text:style-name="P3">Cantrip</text:p>
      <text:p text:style-name="P4">Range: </text:p>
      <text:p text:style-name="P4">Action: </text:p>
      <text:p text:style-name="P4">Duration: </text:p>
      <text:p text:style-name="P4">Description: </text:p>
      <text:p text:style-name="P4"/>
      <text:p text:style-name="P3">Cantrip</text:p>
      <text:p text:style-name="P4">Range: </text:p>
      <text:p text:style-name="P4">Action: </text:p>
      <text:p text:style-name="P4">Duration: </text:p>
      <text:p text:style-name="P4">Description: </text:p>
      <text:p text:style-name="P3"/>
      <text:p text:style-name="P3">Cantrip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6"><text:span text:style-name="T1">Level 6-10 Powers:</text:span></text:p>
      <text:p text:style-name="P3">Feed II</text:p>
      <text:p text:style-name="P4">Range: touch</text:p>
      <text:p text:style-name="P4">Action: 1 action</text:p>
      <text:p text:style-name="P4">Duration: Instant</text:p>
      <text:p text:style-name="P4">Description: You drink the blood of a dead creature. Regain 4 health. Usable only once during or after each combat. (This creature cannot have already been feasted on by another player)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4"/>
      <text:p text:style-name="P5">Level 11-15 Cantrips:</text:p>
      <text:p text:style-name="P3">Cantrip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Cantrip</text:p>
      <text:p text:style-name="P4">Range: </text:p>
      <text:p text:style-name="P4">Action: </text:p>
      <text:p text:style-name="P4">Duration: </text:p>
      <text:p text:style-name="P4">Description: </text:p>
      <text:p text:style-name="P4"/>
      <text:p text:style-name="P3">Cantrip</text:p>
      <text:p text:style-name="P4">Range: </text:p>
      <text:p text:style-name="P4">Action: </text:p>
      <text:p text:style-name="P4">Duration: </text:p>
      <text:p text:style-name="P4">Description: </text:p>
      <text:p text:style-name="P4"/>
      <text:p text:style-name="P3">Cantrip</text:p>
      <text:p text:style-name="P4">Range: </text:p>
      <text:p text:style-name="P4">Action: </text:p>
      <text:p text:style-name="P4">Duration: </text:p>
      <text:p text:style-name="P4">Description: </text:p>
      <text:p text:style-name="P3"/>
      <text:p text:style-name="P3">Cantrip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4"/>
      <text:p text:style-name="P6"><text:span text:style-name="T1">Level 11-15 Powers:</text:span></text:p>
      <text:p text:style-name="P3">Feed III</text:p>
      <text:p text:style-name="P4">Range: touch </text:p>
      <text:p text:style-name="P4">Action: 1 action</text:p>
      <text:p text:style-name="P4">Duration: Instant</text:p>
      <text:p text:style-name="P4">Description: You drink the blood of a dead creature. Regain 6 health. Usable only once during or after each combat. (This creature cannot have already been feasted on by another player)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  <text:p text:style-name="P4"/>
      <text:p text:style-name="P3">Power</text:p>
      <text:p text:style-name="P4">Range: </text:p>
      <text:p text:style-name="P4">Action: </text:p>
      <text:p text:style-name="P4">Duration: </text:p>
      <text:p text:style-name="P4">Descript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2" fo:column-gap="0.5in">
          <style:column-sep style:width="0.0008in" style:color="#000000" style:height="100%"/>
          <style:column style:rel-width="7200*" fo:start-indent="0in" fo:end-indent="0.25in"/>
          <style:column style:rel-width="7200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14:48:24.45</meta:creation-date>
    <dc:date>2015-04-25T23:28:02.06</dc:date>
    <meta:editing-duration>PT10M40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3" meta:paragraph-count="157" meta:word-count="304" meta:character-count="2164"/>
  </office:meta>
</office:document-meta>
</file>